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officeooo:rsid="012b579a" officeooo:paragraph-rsid="0001cf8e"/>
    </style:style>
    <style:style style:name="P2" style:family="paragraph" style:parent-style-name="Frame_20_contents">
      <style:text-properties officeooo:rsid="000d9d0d" officeooo:paragraph-rsid="0001cf8e"/>
    </style:style>
    <style:style style:name="P3" style:family="paragraph" style:parent-style-name="Frame_20_contents">
      <style:text-properties officeooo:rsid="0001cf8e" officeooo:paragraph-rsid="0001cf8e"/>
    </style:style>
    <style:style style:name="P4" style:family="paragraph">
      <style:paragraph-properties fo:text-align="center"/>
    </style:style>
    <style:style style:name="T1" style:family="text">
      <style:text-properties officeooo:rsid="000d9d0d"/>
    </style:style>
    <style:style style:name="T2" style:family="text">
      <style:text-properties officeooo:rsid="000ddf9d"/>
    </style:style>
    <style:style style:name="gr1" style:family="graphic">
      <style:graphic-properties style:run-through="background" style:vertical-pos="from-top" style:vertical-rel="paragraph" style:horizontal-pos="from-left" style:horizontal-rel="paragraph"/>
    </style:style>
    <style:style style:name="gr2" style:family="graphic">
      <style:graphic-properties draw:stroke="solid" draw:stroke-dash="Dashed_20__28_var_29__20_4" svg:stroke-width="0.51pt" svg:stroke-color="#000000" svg:stroke-opacity="75%" draw:stroke-linejoin="round" svg:stroke-linecap="butt" draw:fill="none" draw:textarea-horizontal-align="center" draw:textarea-vertical-align="middle" fo:padding-top="0.26pt" fo:padding-bottom="0.26pt" fo:padding-left="0.26pt" fo:padding-right="0.26pt" style:run-through="background"/>
    </style:style>
    <style:style style:name="gr3" style:family="graphic">
      <style:graphic-properties draw:stroke="solid" svg:stroke-width="0.51pt" svg:stroke-color="#000000" svg:stroke-opacity="75%" draw:stroke-linejoin="miter" draw:fill="solid" draw:fill-color="#00ff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EARSCREEN</text:p>
      <text:p text:style-name="P2">HOME</text:p>
      <text:p text:style-name="P1"/>
      <text:p text:style-name="P1">TO QUADRATO</text:p>
      <text:p text:style-name="P1"><text:tab/><text:span text:style-name="T1">REPEAT 4 [</text:span></text:p>
      <text:p text:style-name="P1"><text:tab/><text:tab/>FORWARD 100</text:p>
      <text:p text:style-name="P1"><text:tab/><text:tab/>RIGHT 90</text:p>
      <text:p text:style-name="P1"><text:tab/><text:span text:style-name="T1">]</text:span></text:p>
      <text:p text:style-name="P1">END</text:p>
      <text:p text:style-name="P1"/>
      <text:p text:style-name="P1">TO <text:span text:style-name="T1">TRIANGOLO</text:span></text:p>
      <text:p text:style-name="P1"><text:tab/><text:span text:style-name="T1">REPEAT 3 [</text:span></text:p>
      <text:p text:style-name="P1"><text:tab/><text:tab/>FORWARD 100</text:p>
      <text:p text:style-name="P1"><text:tab/><text:tab/><text:span text:style-name="T2">RIGHT</text:span> <text:span text:style-name="T1">120</text:span></text:p>
      <text:p text:style-name="P1"><text:tab/><text:span text:style-name="T1">]</text:span></text:p>
      <text:p text:style-name="P1">END</text:p>
      <text:p text:style-name="P1"><draw:g text:anchor-type="paragraph" draw:z-index="0" draw:style-name="gr1"><draw:polygon draw:name="actual" draw:style-name="gr2" draw:text-style-name="P4" svg:width="279.38pt" svg:height="279.38pt" draw:transform="rotate (1.5707963267949) translate (101pt 282.9pt)" svg:viewBox="0 0 9857 9857" draw:points="4928,4928 8456,4928 8456,8456 4928,8456 4928,4928 7782,7003 5708,9857 2854,7782 4928,4928 6018,8283 2663,9373 1573,6018 4928,4928 3838,8283 483,7193 1573,3838 4928,4928 2074,7003 0,4149 2854,2074 4928,4928 1401,4928 1401,1401 4928,1401 4928,4928 2074,2854 4149,0 7003,2074 4928,4928 3838,1573 7193,483 8283,3838 4928,4928 6018,1573 9373,2663 8283,6018 4928,4928 7782,2854 9857,5708 7003,7782"><text:p/></draw:polygon><draw:path draw:name="turtle" draw:style-name="gr3" draw:text-style-name="P4" svg:width="59.98pt" svg:height="59.98pt" svg:x="210.7pt" svg:y="113.13pt"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draw:g></text:p>
      <text:p text:style-name="P3">N = 10</text:p>
      <text:p text:style-name="P3">REPEAT N [</text:p>
      <text:p text:style-name="P3"><text:tab/>QUADRATO</text:p>
      <text:p text:style-name="P3"><text:tab/>RIGHT 360/N</text:p>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5:57:14.381340024</meta:creation-date>
    <dc:date>2016-08-26T20:41:18.982387493</dc:date>
    <meta:editing-duration>PT4H43M6S</meta:editing-duration>
    <meta:editing-cycles>2</meta:editing-cycles>
    <meta:generator>LibreOffice/4.2.8.2$Linux_x86 LibreOffice_project/420m0$Build-2</meta:generator>
    <meta:document-statistic meta:table-count="0" meta:image-count="0" meta:object-count="0" meta:page-count="1" meta:paragraph-count="19" meta:word-count="34" meta:character-count="155" meta:non-whitespace-character-count="126"/>
  </office:meta>
</office:document-meta>
</file>